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19"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4.37444444444444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48027777777778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4.51555555555556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2.31069444444444cm"/>
    </style:style>
    <style:style style:name="co10" style:family="table-column">
      <style:table-column-properties fo:break-before="auto" style:column-width="3.31611111111111cm"/>
    </style:style>
    <style:style style:name="co11" style:family="table-column">
      <style:table-column-properties fo:break-before="auto" style:column-width="14.2169444444444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63361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3" table:default-cell-style-name="ce2"/>
        <table:table-row table:style-name="ro1">
          <table:table-cell office:value-type="string" table:style-name="ce3">
            <text:p>ten_sach</text:p>
          </table:table-cell>
          <table:table-cell office:value-type="string" table:style-name="ce3">
            <text:p>id_theloai</text:p>
          </table:table-cell>
          <table:table-cell office:value-type="string" table:style-name="ce3">
            <text:p>id_taikhoan</text:p>
          </table:table-cell>
          <table:table-cell office:value-type="string" table:style-name="ce3">
            <text:p>tacgia</text:p>
          </table:table-cell>
          <table:table-cell office:value-type="string" table:style-name="ce3">
            <text:p>vitri</text:p>
          </table:table-cell>
          <table:table-cell office:value-type="string" table:style-name="ce3">
            <text:p>ngaysx</text:p>
          </table:table-cell>
          <table:table-cell office:value-type="string" table:style-name="ce3">
            <text:p>gia</text:p>
          </table:table-cell>
          <table:table-cell office:value-type="string" table:style-name="ce3">
            <text:p>soluong</text:p>
          </table:table-cell>
          <table:table-cell office:value-type="string" table:style-name="ce3">
            <text:p>trangtha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án rời rạc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Quách Hoàng Anh</text:p>
          </table:table-cell>
          <table:table-cell office:value-type="string" table:style-name="ce2">
            <text:p>Kệ toán ngăn 1</text:p>
          </table:table-cell>
          <table:table-cell office:value-type="date" office:date-value="2017-12-20T00:00:00" table:style-name="ce4">
            <text:p>12/20/2017</text:p>
          </table:table-cell>
          <table:table-cell office:value-type="float" office:value="50000" table:style-name="ce2">
            <text:p>50000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ull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theloai" table:style-name="ta2">
        <table:table-column table:style-name="co13" table:default-cell-style-name="ce1"/>
        <table:table-column table:style-name="co12" table:number-columns-repeated="16383" table:default-cell-style-name="ce1"/>
        <table:table-row table:style-name="ro2">
          <table:table-cell office:value-type="string" table:style-name="ce1">
            <text:p>ten_theloai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named-expressions>
        <table:named-range table:name="gia" table:cell-range-address="sach.$G$1:sach.$G$1048576" table:base-cell-address="sach.$A$1"/>
        <table:named-range table:name="id_taikhoan" table:cell-range-address="sach.$C$1:sach.$C$1048576" table:base-cell-address="sach.$A$1"/>
        <table:named-range table:name="id_theloai" table:cell-range-address="sach.$B$1:sach.$B$1048576" table:base-cell-address="sach.$A$1"/>
        <table:named-range table:name="ngaysx" table:cell-range-address="sach.$F$1:sach.$F$1048576" table:base-cell-address="sach.$A$1"/>
        <table:named-range table:name="soluong" table:cell-range-address="sach.$H$1:sach.$H$1048576" table:base-cell-address="sach.$A$1"/>
        <table:named-range table:name="tacgia" table:cell-range-address="sach.$D$1:sach.$D$1048576" table:base-cell-address="sach.$A$1"/>
        <table:named-range table:name="ten_sach" table:cell-range-address="sach.$A$1:sach.$A$1048576" table:base-cell-address="sach.$A$1"/>
        <table:named-range table:name="tien" table:cell-range-address="sach.$G$1:sach.$G$1048576" table:base-cell-address="sach.$A$1"/>
        <table:named-range table:name="trangthai" table:cell-range-address="sach.$I$1:sach.$I$1048576" table:base-cell-address="sach.$A$1"/>
        <table:named-range table:name="vitri" table:cell-range-address="sach.$E$1:sach.$E$1048576" table:base-cell-address="sac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</meta:initial-creator>
    <dc:creator>AN</dc:creator>
    <meta:creation-date>2021-12-21T06:57:50Z</meta:creation-date>
    <dc:date>2021-12-21T08:21:33Z</dc:date>
  </office:meta>
</office:document-meta>
</file>